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777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45cm"/>
    </style:style>
    <style:style style:name="gr6" style:family="graphic" style:parent-style-name="standard">
      <style:graphic-properties draw:stroke="none" draw:fill="none" fo:min-height="5.041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15cm"/>
    </style:style>
    <style:style style:name="gr9" style:family="graphic" style:parent-style-name="standard">
      <style:graphic-properties draw:stroke="none" draw:fill="none" fo:min-height="9.0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15cm"/>
    </style:style>
    <style:style style:name="gr12" style:family="graphic" style:parent-style-name="standard">
      <style:graphic-properties draw:stroke="none" draw:fill="none" fo:min-height="14.6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515cm"/>
    </style:style>
    <style:style style:name="gr14" style:family="graphic" style:parent-style-name="standard">
      <style:graphic-properties draw:stroke="none" draw:fill="none" fo:min-height="9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5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433cm"/>
    </style:style>
    <style:style style:name="gr17" style:family="graphic" style:parent-style-name="standard">
      <style:graphic-properties draw:stroke="none" draw:fill="none" fo:min-height="7.65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style:font-name="Calibri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style:font-name="Calibri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7" style:family="paragraph">
      <style:text-properties style:font-name="Monospace" fo:font-size="18pt" style:font-name-asian="Monospace" style:font-size-asian="18pt" style:font-name-complex="Monospace" style:font-size-complex="18pt"/>
    </style:style>
    <style:style style:name="P8" style:family="paragraph">
      <loext:graphic-properties draw:fill="none"/>
      <style:text-properties style:font-name="Monospace" fo:font-size="18pt" style:font-name-asian="Monospace" style:font-size-asian="18pt" style:font-name-complex="Monospace" style:font-size-complex="18pt"/>
    </style:style>
    <style:style style:name="P9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14" style:family="paragraph">
      <style:text-properties style:font-name="Monospace" fo:font-size="15pt" style:text-underline-style="none" style:font-name-asian="Monospace" style:font-size-asian="15pt" style:font-name-complex="Monospace" style:font-size-complex="15pt"/>
    </style:style>
    <style:style style:name="P15" style:family="paragraph">
      <style:text-properties fo:color="#000000" style:font-name="Monospace" fo:font-size="15pt" style:text-underline-style="none" style:font-name-asian="Monospace" style:font-size-asian="15pt" style:font-name-complex="Monospace" style:font-size-complex="15pt"/>
    </style:style>
    <style:style style:name="P16" style:family="paragraph">
      <loext:graphic-properties draw:fill="none"/>
      <style:text-properties style:font-name="Monospace" fo:font-size="15pt" style:text-underline-style="none" style:font-name-asian="Monospace" style:font-size-asian="15pt" style:font-name-complex="Monospace" style:font-size-complex="15pt"/>
    </style:style>
    <style:style style:name="P17" style:family="paragraph">
      <style:text-properties style:font-name="Monospace" fo:font-size="16pt" style:text-underline-style="none" style:font-name-asian="Monospace" style:font-size-asian="16pt" style:font-name-complex="Monospace" style:font-size-complex="16pt"/>
    </style:style>
    <style:style style:name="P18" style:family="paragraph">
      <style:text-properties fo:color="#000000" style:font-name="Monospace" fo:font-size="16pt" style:text-underline-style="none" style:font-name-asian="Monospace" style:font-size-asian="16pt" style:font-name-complex="Monospace" style:font-size-complex="16pt"/>
    </style:style>
    <style:style style:name="P19" style:family="paragraph">
      <style:text-properties fo:font-size="16pt" style:text-underline-style="none" style:font-size-asian="16pt" style:font-size-complex="16pt"/>
    </style:style>
    <style:style style:name="P20" style:family="paragraph">
      <loext:graphic-properties draw:fill="none"/>
      <style:text-properties style:font-name="Monospace" fo:font-size="16pt" style:text-underline-style="none" style:font-name-asian="Monospace" style:font-size-asian="16pt" style:font-name-complex="Monospace" style:font-size-complex="16pt"/>
    </style:style>
    <style:style style:name="P21" style:family="paragraph">
      <style:paragraph-properties fo:text-align="start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start"/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Calibri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8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9" style:family="text">
      <style:text-properties fo:color="#000000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10" style:family="text">
      <style:text-properties fo:color="#3f7f5f" style:font-name="Monospace" fo:font-size="18pt" style:text-underline-style="none" style:font-name-asian="Monospace" style:font-size-asian="18pt" style:font-name-complex="Monospace" style:font-size-complex="18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5pt" style:text-underline-style="none" style:font-size-asian="15pt" style:font-size-complex="15pt"/>
    </style:style>
    <style:style style:name="T14" style:family="text">
      <style:text-properties fo:color="#000000" style:font-name="Monospace" fo:font-size="15pt" style:text-underline-style="none" style:font-name-asian="Monospace" style:font-size-asian="15pt" style:font-name-complex="Monospace" style:font-size-complex="15pt"/>
    </style:style>
    <style:style style:name="T15" style:family="text">
      <style:text-properties fo:color="#7f0055" style:font-name="Monospace" fo:font-size="15pt" style:text-underline-style="none" fo:font-weight="bold" style:font-name-asian="Monospace" style:font-size-asian="15pt" style:font-weight-asian="bold" style:font-name-complex="Monospace" style:font-size-complex="15pt" style:font-weight-complex="bold"/>
    </style:style>
    <style:style style:name="T16" style:family="text">
      <style:text-properties fo:color="#3f7f5f" style:font-name="Monospace" fo:font-size="15pt" style:text-underline-style="none" style:font-name-asian="Monospace" style:font-size-asian="15pt" style:font-name-complex="Monospace" style:font-size-complex="15pt"/>
    </style:style>
    <style:style style:name="T17" style:family="text">
      <style:text-properties fo:color="#0000c0" style:font-name="Monospace" fo:font-size="15pt" fo:font-style="italic" style:text-underline-style="none" fo:font-weight="bold" style:font-name-asian="Monospace" style:font-size-asian="15pt" style:font-style-asian="italic" style:font-weight-asian="bold" style:font-name-complex="Monospace" style:font-size-complex="15pt" style:font-style-complex="italic" style:font-weight-complex="bold"/>
    </style:style>
    <style:style style:name="T18" style:family="text">
      <style:text-properties fo:color="#000000" style:font-name="Monospace" fo:font-size="15pt" fo:font-style="italic" style:text-underline-style="none" style:font-name-asian="Monospace" style:font-size-asian="15pt" style:font-style-asian="italic" style:font-name-complex="Monospace" style:font-size-complex="15pt" style:font-style-complex="italic"/>
    </style:style>
    <style:style style:name="T19" style:family="text">
      <style:text-properties fo:color="#0000c0" style:font-name="Monospace" fo:font-size="15pt" style:text-underline-style="none" style:font-name-asian="Monospace" style:font-size-asian="15pt" style:font-name-complex="Monospace" style:font-size-complex="15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2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24" style:family="text">
      <style:text-properties fo:color="#7f0055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" style:family="text">
      <style:text-properties fo:color="#000000" style:font-name="Monospace" fo:font-size="16pt" style:text-underline-style="none" style:font-name-asian="Monospace" style:font-size-asian="16pt" style:font-name-complex="Monospace" style:font-size-complex="16pt"/>
    </style:style>
    <style:style style:name="T26" style:family="text">
      <style:text-properties fo:color="#3f7f5f" style:font-name="Monospace" fo:font-size="16pt" style:text-underline-style="none" style:font-name-asian="Monospace" style:font-size-asian="16pt" style:font-name-complex="Monospace" style:font-size-complex="16pt"/>
    </style:style>
    <style:style style:name="T27" style:family="text">
      <style:text-properties fo:color="#6a3e3e" style:font-name="Monospace" fo:font-size="16pt" style:text-underline-style="none" style:font-name-asian="Monospace" style:font-size-asian="16pt" style:font-name-complex="Monospace" style:font-size-complex="16pt"/>
    </style:style>
    <style:style style:name="T28" style:family="text">
      <style:text-properties fo:color="#000000" style:font-name="Monospace" fo:font-size="16pt" fo:font-style="italic" style:text-underline-style="none" style:font-name-asian="Monospace" style:font-size-asian="16pt" style:font-style-asian="italic" style:font-name-complex="Monospace" style:font-size-complex="16pt" style:font-style-complex="italic"/>
    </style:style>
    <style:style style:name="T29" style:family="text">
      <style:text-properties fo:color="#0000c0" style:font-name="Monospace" fo:font-size="16pt" fo:font-style="italic" style:text-underline-style="none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30" style:family="text">
      <style:text-properties fo:color="#0000c0" style:font-name="Monospace" fo:font-size="16pt" style:text-underline-style="none" style:font-name-asian="Monospace" style:font-size-asian="16pt" style:font-name-complex="Monospace" style:font-size-complex="16pt"/>
    </style:style>
    <style:style style:name="T31" style:family="text">
      <style:text-properties fo:font-size="16pt" style:text-underline-style="none" style:font-size-asian="16pt" style:font-size-complex="16pt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7f0055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c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a3e3e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3f7f5f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8" style:family="text">
      <style:text-properties style:font-name="Monospace" fo:font-size="16pt" style:text-underline-style="none" style:font-name-asian="Monospace" style:font-size-asian="16pt" style:font-name-complex="Monospace" style:font-size-complex="16pt"/>
    </style:style>
    <style:style style:name="T39" style:family="text">
      <style:text-properties fo:color="#006c3b" style:font-name="Monospace" fo:font-size="15pt" style:text-underline-style="none" style:font-name-asian="Monospace" style:font-size-asian="15pt" style:font-name-complex="Monospace" style:font-size-complex="15pt"/>
    </style:style>
    <style:style style:name="T40" style:family="text">
      <style:text-properties fo:color="#2a00ff" style:font-name="Monospace" fo:font-size="15pt" style:text-underline-style="none" style:font-name-asian="Monospace" style:font-size-asian="15pt" style:font-name-complex="Monospace" style:font-size-complex="15pt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color="#0000c0" style:font-name="Monospace" fo:font-size="16pt" fo:font-style="italic" style:text-underline-style="none" style:font-name-asian="Monospace" style:font-size-asian="16pt" style:font-style-asian="italic" style:font-name-complex="Monospace" style:font-size-complex="16pt" style:font-style-complex="italic"/>
    </style:style>
    <style:style style:name="T43" style:family="text">
      <style:text-properties fo:color="#2a00ff" style:font-name="Monospace" fo:font-size="16pt" style:text-underline-style="none" style:font-name-asian="Monospace" style:font-size-asian="16pt" style:font-name-complex="Monospace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0.8cm" svg:y="8.9cm" presentation:class="title" presentation:user-transformed="true">
          <draw:text-box>
            <text:p><text:span text:style-name="T1">Collections Concurrentes</text:span><text:span text:style-name="T1"><text:line-break/></text:span><text:span text:style-name="T1">TP 03 - Memory Model, Opération atomique, CompareAndSet, Réimplantation de locks </text:span></text:p>
          </draw:text-box>
        </draw:frame>
        <draw:frame draw:style-name="gr1" draw:text-style-name="P1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draw:frame draw:style-name="gr2" draw:text-style-name="P1" draw:layer="layout" svg:width="23.2cm" svg:height="0.988cm" svg:x="1.8cm" svg:y="14.6cm">
          <draw:text-box>
            <text:p>https://github.com/MelissaDaCosta/structures_concurrente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Ré-entrant et non ré-entrant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4" draw:layer="layout" svg:width="24.4cm" svg:height="16.027cm" svg:x="1.6cm" svg:y="4.6cm">
          <draw:text-box>
            <text:p text:style-name="P3"><text:span text:style-name="T2">Ré-entrant :</text:span></text:p>
            <text:p text:style-name="P3"><text:span text:style-name="T3">Le fait qu’une fonction puisse se rappeler elle-même.</text:span></text:p>
            <text:p text:style-name="P3"><text:span text:style-name="T3">- exclusion mutuelle</text:span></text:p>
            <text:p text:style-name="P3"><text:span text:style-name="T3">- mécanisme de verrouillage récursif</text:span></text:p>
            <text:p text:style-name="P3"><text:span text:style-name="T3">- Peut-être bloqué plusieurs fois par le même processus sans créer d’interblocage (deadlock).</text:span></text:p>
            <text:p text:style-name="P3"><text:span text:style-name="T3"/></text:p>
            <text:p text:style-name="P3"><text:span text:style-name="T2">Non ré-entrant </text:span><text:span text:style-name="T3">: </text:span></text:p>
            <text:p text:style-name="P3"><text:span text:style-name="T3">Un lock non ré-entrant est un lock que l’on prend qu’une seule fois.</text:span></text:p>
            <text:p text:style-name="P3"><text:span text:style-name="T3"/></text:p>
            <text:p text:style-name="P3"><text:span text:style-name="T3">Généralement, seulement les locks sont toujours ré-entrant.</text:span></text:p>
            <text:p text:style-name="P3"><text:span text:style-name="T3">=&gt; Permet de définir des sections critiques</text:span></text:p>
            <text:p text:style-name="P3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Thread.onSpinWait()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5" draw:text-style-name="P6" draw:layer="layout" svg:width="24.4cm" svg:height="4.195cm" svg:x="1.6cm" svg:y="4.8cm">
          <draw:text-box>
            <text:p text:style-name="P5"><text:span text:style-name="T4">Dans la méthode </text:span><text:span text:style-name="T5">lock</text:span><text:span text:style-name="T6">, si le lock est déjà pris, on doit attendre. </text:span><text:span text:style-name="T5">Thread.onSpinWait</text:span><text:span text:style-name="T4"> permet de résoudre l’attente active : Interdit au thread d’être schédulé par l’os.</text:span></text:p>
          </draw:text-box>
        </draw:frame>
        <draw:frame draw:style-name="gr6" draw:text-style-name="P8" draw:layer="layout" svg:width="20.6cm" svg:height="5.291cm" svg:x="3.4cm" svg:y="9.2cm">
          <draw:text-box>
            <text:p text:style-name="P7"><text:span text:style-name="T7"><text:s text:c="2"/></text:span><text:span text:style-name="T8">public</text:span><text:span text:style-name="T7"> </text:span><text:span text:style-name="T8">void</text:span><text:span text:style-name="T7"> </text:span><text:span text:style-name="T9">lock()</text:span><text:span text:style-name="T7"> {</text:span></text:p>
            <text:p text:style-name="P7"><text:span text:style-name="T7"><text:s text:c="4"/></text:span><text:span text:style-name="T8">while</text:span><text:span text:style-name="T7"> (isLocked) {</text:span></text:p>
            <text:p text:style-name="P7"><text:span text:style-name="T7"><text:s text:c="6"/></text:span><text:span text:style-name="T7">Thread.onSpinWait();</text:span></text:p>
            <text:p text:style-name="P7"><text:span text:style-name="T7"><text:s text:c="4"/></text:span><text:span text:style-name="T7">} <text:s text:c="2"/></text:span></text:p>
            <text:p text:style-name="P7"><text:span text:style-name="T10"><text:tab/></text:span><text:span text:style-name="T10">// pas thread-safe : peut être interrompue ici</text:span></text:p>
            <text:p text:style-name="P7"><text:span text:style-name="T7"><text:s text:c="4"/></text:span><text:span text:style-name="T7">isLocked = </text:span><text:span text:style-name="T8">true</text:span><text:span text:style-name="T9">;</text:span></text:p>
          </draw:text-box>
        </draw:frame>
        <draw:frame draw:style-name="gr7" draw:text-style-name="P10" draw:layer="layout" svg:width="24cm" svg:height="3.925cm" svg:x="1.6cm" svg:y="14.6cm">
          <draw:text-box>
            <text:p text:style-name="P9"><text:span text:style-name="T6">Cette méthode n’est pas </text:span><text:span text:style-name="T5">ré-entrant</text:span><text:span text:style-name="T6"> car si on appelle 2 fois la méthode lock, on est </text:span><text:span text:style-name="T5">bloqué</text:span><text:span text:style-name="T6"> a vie dans la méthod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pinLock non ré-entrant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13" draw:layer="layout" svg:width="25.2cm" svg:height="2.565cm" svg:x="1.4cm" svg:y="4.435cm">
          <draw:text-box>
            <text:p text:style-name="P12"><text:span text:style-name="T11">Pour rendre la méthode </text:span><text:span text:style-name="T12">lock thread-safe</text:span><text:span text:style-name="T11">, il faut utiliser un </text:span><text:span text:style-name="T12">compareAndSet :</text:span></text:p>
          </draw:text-box>
        </draw:frame>
        <draw:frame draw:style-name="gr9" draw:text-style-name="P16" draw:layer="layout" svg:width="25.648cm" svg:height="11.67cm" svg:x="1.4cm" svg:y="6.6cm">
          <draw:text-box>
            <text:p text:style-name="P14"><text:span text:style-name="T13"/></text:p>
            <text:p text:style-name="P14"><text:span text:style-name="T14"><text:s text:c="2"/></text:span><text:span text:style-name="T15">public</text:span><text:span text:style-name="T14"> </text:span><text:span text:style-name="T15">void</text:span><text:span text:style-name="T14"> lock() {</text:span></text:p>
            <text:p text:style-name="P14"><text:span text:style-name="T14"><text:s text:c="4"/></text:span><text:span text:style-name="T16">// attendre tant que le lock est déjà pris -&gt; attente active</text:span></text:p>
            <text:p text:style-name="P14"><text:span text:style-name="T14"><text:s text:c="4"/></text:span><text:span text:style-name="T15">while</text:span><text:span text:style-name="T14"> (!</text:span><text:span text:style-name="T17">HANDLE</text:span><text:span text:style-name="T14">.compareAndSet(</text:span><text:span text:style-name="T15">this</text:span><text:span text:style-name="T14">, </text:span><text:span text:style-name="T15">false</text:span><text:span text:style-name="T14">, </text:span><text:span text:style-name="T15">true</text:span><text:span text:style-name="T14">)) { </text:span><text:span text:style-name="T16">// passer de faux à vrai</text:span></text:p>
            <text:p text:style-name="P14"><text:span text:style-name="T14"><text:s text:c="6"/></text:span><text:span text:style-name="T14">Thread.</text:span><text:span text:style-name="T18">onSpinWait</text:span><text:span text:style-name="T14">();</text:span><text:span text:style-name="T16">// résout l'attente active </text:span></text:p>
            <text:p text:style-name="P15"><text:span text:style-name="T13"><text:s text:c="4"/></text:span><text:span text:style-name="T13">}</text:span></text:p>
            <text:p text:style-name="P14"><text:span text:style-name="T14"><text:s text:c="4"/></text:span><text:span text:style-name="T16">// si CaS renvoie vrai -&gt; on a le lock, sinon on boucle : on se met en pause</text:span></text:p>
            <text:p text:style-name="P15"><text:span text:style-name="T13"><text:s text:c="2"/></text:span><text:span text:style-name="T13">}</text:span></text:p>
            <text:p text:style-name="P15"><text:span text:style-name="T13"><text:s text:c="2"/></text:span></text:p>
            <text:p text:style-name="P14"><text:span text:style-name="T14"><text:s text:c="2"/></text:span><text:span text:style-name="T15">public</text:span><text:span text:style-name="T14"> </text:span><text:span text:style-name="T15">boolean</text:span><text:span text:style-name="T14"> tryLock() {</text:span></text:p>
            <text:p text:style-name="P14"><text:span text:style-name="T14"><text:s text:c="4"/></text:span><text:span text:style-name="T15">return</text:span><text:span text:style-name="T14"> </text:span><text:span text:style-name="T17">HANDLE</text:span><text:span text:style-name="T14">.compareAndSet(</text:span><text:span text:style-name="T15">this</text:span><text:span text:style-name="T14">, </text:span><text:span text:style-name="T15">false</text:span><text:span text:style-name="T14">, </text:span><text:span text:style-name="T15">true</text:span><text:span text:style-name="T14">);</text:span></text:p>
            <text:p text:style-name="P14"><text:span text:style-name="T14"><text:s text:c="4"/></text:span><text:span text:style-name="T16">// renvoie true si ca a marché et prend aussi le lock</text:span></text:p>
            <text:p text:style-name="P14"><text:span text:style-name="T14"><text:s text:c="4"/></text:span><text:span text:style-name="T16">// si CaS renvoie false, tryLock renvoie aussi false et on a pas le lock</text:span></text:p>
            <text:p text:style-name="P15"><text:span text:style-name="T13"><text:s text:c="2"/></text:span><text:span text:style-name="T13">}</text:span></text:p>
            <text:p text:style-name="P14"><text:span text:style-name="T13"/></text:p>
            <text:p text:style-name="P14"><text:span text:style-name="T14"><text:s text:c="2"/></text:span><text:span text:style-name="T15">public</text:span><text:span text:style-name="T14"> </text:span><text:span text:style-name="T15">void</text:span><text:span text:style-name="T14"> unlock() {</text:span></text:p>
            <text:p text:style-name="P14"><text:span text:style-name="T14"><text:s text:c="4"/></text:span><text:span text:style-name="T15">this</text:span><text:span text:style-name="T14">.</text:span><text:span text:style-name="T19">isLocked</text:span><text:span text:style-name="T14"> = </text:span><text:span text:style-name="T15">false</text:span><text:span text:style-name="T14">; </text:span><text:span text:style-name="T16">// écriture volatile</text:span></text:p>
            <text:p text:style-name="P15"><text:span text:style-name="T13"><text:s text:c="2"/></text:span><text:span text:style-name="T13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ompareAndSet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0" draw:text-style-name="P1" draw:layer="layout" svg:width="25.4cm" svg:height="1.187cm" svg:x="1.2cm" svg:y="4.6cm">
          <draw:text-box>
            <text:p/>
          </draw:text-box>
        </draw:frame>
        <draw:frame draw:style-name="gr11" draw:text-style-name="P13" draw:layer="layout" svg:width="25.2cm" svg:height="12.879cm" svg:x="1.4cm" svg:y="4.635cm">
          <draw:text-box>
            <text:p text:style-name="P12"><text:span text:style-name="T11">On utilise un </text:span><text:span text:style-name="T12">compareAndSet</text:span><text:span text:style-name="T11"> lorsque plusieurs </text:span><text:span text:style-name="T12">threads</text:span><text:span text:style-name="T11"> peuvent faire la même opération en même temps.</text:span></text:p>
            <text:p text:style-name="P12"><text:span text:style-name="T11"/></text:p>
            <text:p text:style-name="P12"><text:span text:style-name="T20">C’est le cas de la méthode </text:span><text:span text:style-name="T21">lock</text:span><text:span text:style-name="T20">. Le </text:span><text:span text:style-name="T12">compareAndSet </text:span><text:span text:style-name="T11">rend la méthode </text:span><text:span text:style-name="T12">thread-safe</text:span><text:span text:style-name="T11"> car il rend l’accès à une variable </text:span><text:span text:style-name="T12">volatile</text:span><text:span text:style-name="T11"> </text:span><text:span text:style-name="T12">(isLocked) atomique.</text:span></text:p>
            <text:p text:style-name="P12"><text:span text:style-name="T11"/></text:p>
            <text:p text:style-name="P12"><text:span text:style-name="T20">Si une seule </text:span><text:span text:style-name="T21">thread</text:span><text:span text:style-name="T20"> réalise l’opération, il n’y a pas besoin du </text:span><text:span text:style-name="T12">compareAndSet</text:span><text:span text:style-name="T11">.</text:span></text:p>
            <text:p text:style-name="P12"><text:span text:style-name="T11">C’est le cas pour la méthode </text:span><text:span text:style-name="T12">unlock</text:span><text:span text:style-name="T11">. Un thread à la fois appelle </text:span><text:span text:style-name="T12">unlock</text:span><text:span text:style-name="T22"> car il faut qu’il ai pris le </text:span><text:span text:style-name="T23">lock</text:span><text:span text:style-name="T22"> avant.</text:span></text:p>
            <text:p text:style-name="P12"><text:span text:style-name="T22"/></text:p>
            <text:p text:style-name="P12"><text:span text:style-name="T22"/></text:p>
            <text:p text:style-name="P12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ReentrantSpinLock : lock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2" draw:text-style-name="P20" draw:layer="layout" svg:width="27.6cm" svg:height="14.948cm" svg:x="0.4cm" svg:y="4.4cm">
          <draw:text-box>
            <text:p text:style-name="P17"><text:span text:style-name="T24">public</text:span><text:span text:style-name="T25"> </text:span><text:span text:style-name="T24">void</text:span><text:span text:style-name="T25"> lock() {</text:span></text:p>
            <text:p text:style-name="P17"><text:span text:style-name="T25"><text:s text:c="4"/></text:span><text:span text:style-name="T26">// on récupère la thread courante</text:span></text:p>
            <text:p text:style-name="P17"><text:span text:style-name="T25"><text:s text:c="4"/></text:span><text:span text:style-name="T24">var</text:span><text:span text:style-name="T25"> </text:span><text:span text:style-name="T27">currentThread</text:span><text:span text:style-name="T25"> = Thread.</text:span><text:span text:style-name="T28">currentThread</text:span><text:span text:style-name="T25">();</text:span></text:p>
            <text:p text:style-name="P17"><text:span text:style-name="T25"><text:s text:c="4"/></text:span><text:span text:style-name="T24">while</text:span><text:span text:style-name="T25"> (</text:span><text:span text:style-name="T24">true</text:span><text:span text:style-name="T25">) {</text:span></text:p>
            <text:p text:style-name="P17"><text:span text:style-name="T25"><text:s text:c="6"/></text:span><text:span text:style-name="T26">// si lock est == à 0, on utilise un CAS pour le mettre à 1 et</text:span></text:p>
            <text:p text:style-name="P17"><text:span text:style-name="T25"><text:s text:c="6"/></text:span><text:span text:style-name="T24">if</text:span><text:span text:style-name="T25"> (</text:span><text:span text:style-name="T29">HANDLE</text:span><text:span text:style-name="T25">.compareAndSet(</text:span><text:span text:style-name="T24">this</text:span><text:span text:style-name="T25">, 0, 1)) {</text:span></text:p>
            <text:p text:style-name="P17"><text:span text:style-name="T25"><text:s text:c="8"/></text:span><text:span text:style-name="T26">// on sauvegarde la thread qui possède le lock dans ownerThread.</text:span></text:p>
            <text:p text:style-name="P17"><text:span text:style-name="T25"><text:s text:c="8"/></text:span><text:span text:style-name="T24">this</text:span><text:span text:style-name="T25">.</text:span><text:span text:style-name="T30">ownerThread</text:span><text:span text:style-name="T25"> = </text:span><text:span text:style-name="T27">currentThread</text:span><text:span text:style-name="T25">; <text:s text:c="2"/></text:span><text:span text:style-name="T26">// ca marche !</text:span></text:p>
            <text:p text:style-name="P17"><text:span text:style-name="T25"><text:s text:c="8"/></text:span><text:span text:style-name="T26">// cette écriture peut ne pas être vue par d'autre thread</text:span></text:p>
            <text:p text:style-name="P17"><text:span text:style-name="T25"><text:s text:c="8"/></text:span><text:span text:style-name="T26">// mais c'est pas grave car elle est lue par le thread courant ! </text:span></text:p>
            <text:p text:style-name="P17"><text:span text:style-name="T25"><text:s text:c="8"/></text:span><text:span text:style-name="T24">return</text:span><text:span text:style-name="T25">;</text:span></text:p>
            <text:p text:style-name="P18"><text:span text:style-name="T31"><text:s text:c="6"/></text:span><text:span text:style-name="T31">}</text:span></text:p>
            <text:p text:style-name="P17"><text:span text:style-name="T25"><text:s text:c="6"/></text:span><text:span text:style-name="T26">// sinon on regarde si la thread courante n'est pas ownerThread,</text:span></text:p>
            <text:p text:style-name="P17"><text:span text:style-name="T32"><text:s text:c="6"/></text:span><text:span text:style-name="T33">if</text:span><text:span text:style-name="T32"> (</text:span><text:span text:style-name="T33">this</text:span><text:span text:style-name="T34">.</text:span><text:span text:style-name="T35">ownerThread</text:span><text:span text:style-name="T34"> == </text:span><text:span text:style-name="T36">currentThread</text:span><text:span text:style-name="T34">) { <text:s/></text:span><text:span text:style-name="T25"><text:s/></text:span><text:span text:style-name="T26">// lecture volatile</text:span></text:p>
            <text:p text:style-name="P17"><text:span text:style-name="T25"><text:s text:c="8"/></text:span><text:span text:style-name="T26">// si oui alors on incrémente lock.</text:span></text:p>
            <text:p text:style-name="P17"><text:span text:style-name="T25"><text:s text:c="8"/></text:span><text:span text:style-name="T26">// une seule thread peut rentrer dedans donc on peut faire ++</text:span></text:p>
            <text:p text:style-name="P19"><text:span text:style-name="T25"><text:s text:c="8"/></text:span><text:span text:style-name="T24">this</text:span><text:span text:style-name="T25">.</text:span><text:span text:style-name="T30">lock</text:span><text:span text:style-name="T25">++; </text:span><text:span text:style-name="T37">// écriture volatile : écritures précédentes faites en RAM</text:span></text:p>
            <text:p text:style-name="P17"><text:span text:style-name="T25"><text:s text:c="8"/></text:span><text:span text:style-name="T24">return</text:span><text:span text:style-name="T25">;</text:span></text:p>
            <text:p text:style-name="P18"><text:span text:style-name="T31"><text:s text:c="6"/></text:span><text:span text:style-name="T31">}</text:span></text:p>
            <text:p text:style-name="P18"><text:span text:style-name="T31"><text:s text:c="6"/></text:span><text:span text:style-name="T31">Thread.</text:span><text:span text:style-name="T28">onSpinWait</text:span><text:span text:style-name="T31">();</text:span></text:p>
            <text:p text:style-name="P18"><text:span text:style-name="T31"><text:s text:c="4"/></text:span><text:span text:style-name="T31">}</text:span></text:p>
            <text:p text:style-name="P18"><text:span text:style-name="T31"><text:s text:c="2"/></text:span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ReentrantSpinLock : unlock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2" draw:text-style-name="P20" draw:layer="layout" svg:width="27.6cm" svg:height="14.948cm" svg:x="0.4cm" svg:y="4.4cm">
          <draw:text-box>
            <text:p text:style-name="P17"><text:span text:style-name="T24">public</text:span><text:span text:style-name="T25"> </text:span><text:span text:style-name="T24">void</text:span><text:span text:style-name="T25"> unlock() {</text:span></text:p>
            <text:p text:style-name="P17"><text:span text:style-name="T25"><text:s text:c="4"/></text:span><text:span text:style-name="T26">// si la thread courante est != ownerThread</text:span></text:p>
            <text:p text:style-name="P17"><text:span text:style-name="T25"><text:s text:c="4"/></text:span><text:span text:style-name="T24">if</text:span><text:span text:style-name="T25"> (</text:span><text:span text:style-name="T24">this</text:span><text:span text:style-name="T25">.</text:span><text:span text:style-name="T30">ownerThread</text:span><text:span text:style-name="T25"> != Thread.</text:span><text:span text:style-name="T28">currentThread</text:span><text:span text:style-name="T25">()) {</text:span></text:p>
            <text:p text:style-name="P17"><text:span text:style-name="T25"><text:s text:c="6"/></text:span><text:span text:style-name="T24">throw</text:span><text:span text:style-name="T25"> </text:span><text:span text:style-name="T24">new</text:span><text:span text:style-name="T25"> IllegalStateException();</text:span></text:p>
            <text:p text:style-name="P18"><text:span text:style-name="T38"><text:s text:c="4"/></text:span><text:span text:style-name="T38">}</text:span></text:p>
            <text:p text:style-name="P17"><text:span text:style-name="T25"><text:s text:c="4"/></text:span><text:span text:style-name="T26">// ici on est le owner thread, pas d'autre thread qui peuvent passer</text:span></text:p>
            <text:p text:style-name="P17"><text:span text:style-name="T25"><text:s text:c="4"/></text:span><text:span text:style-name="T24">var</text:span><text:span text:style-name="T25"> </text:span><text:span text:style-name="T27">lockVolatile</text:span><text:span text:style-name="T25"> = </text:span><text:span text:style-name="T24">this</text:span><text:span text:style-name="T25">.</text:span><text:span text:style-name="T30">lock</text:span><text:span text:style-name="T25">; </text:span><text:span text:style-name="T26">// lecture volatile</text:span></text:p>
            <text:p text:style-name="P17"><text:span text:style-name="T25"><text:s text:c="4"/></text:span><text:span text:style-name="T26">// pour éviter de faire plein de trafic en lecture </text:span></text:p>
            <text:p text:style-name="P17"><text:span text:style-name="T26"><text:tab/></text:span><text:span text:style-name="T26">// et écriture volatile qui coûtent cher</text:span></text:p>
            <text:p text:style-name="P17"><text:span text:style-name="T25"><text:s text:c="4"/></text:span><text:span text:style-name="T26">// on stock dans un variable intermédiaire pour éviter ca</text:span></text:p>
            <text:p text:style-name="P17"><text:span text:style-name="T25"><text:s text:c="4"/></text:span><text:span text:style-name="T26">// si lock == 1</text:span></text:p>
            <text:p text:style-name="P17"><text:span text:style-name="T25"><text:s text:c="4"/></text:span><text:span text:style-name="T24">if</text:span><text:span text:style-name="T25"> (</text:span><text:span text:style-name="T27">lockVolatile</text:span><text:span text:style-name="T25"> == 1) {</text:span></text:p>
            <text:p text:style-name="P17"><text:span text:style-name="T25"><text:s text:c="6"/></text:span><text:span text:style-name="T26">// on remet ownerThread à null</text:span></text:p>
            <text:p text:style-name="P17"><text:span text:style-name="T25"><text:s text:c="6"/></text:span><text:span text:style-name="T24">this</text:span><text:span text:style-name="T25">.</text:span><text:span text:style-name="T30">ownerThread</text:span><text:span text:style-name="T25"> = </text:span><text:span text:style-name="T24">null</text:span><text:span text:style-name="T25">; </text:span><text:span text:style-name="T26">// rend le lock</text:span></text:p>
            <text:p text:style-name="P17"><text:span text:style-name="T25"><text:s text:c="6"/></text:span><text:span text:style-name="T26">// écriture volatile: donc pas besoin de ownerthread volatile</text:span></text:p>
            <text:p text:style-name="P17"><text:span text:style-name="T25"><text:s text:c="6"/></text:span><text:span text:style-name="T26">// car garantie que les écritures d'avant ont été faites en RAM avant</text:span></text:p>
            <text:p text:style-name="P17"><text:span text:style-name="T25"><text:s text:c="6"/></text:span><text:span text:style-name="T24">this</text:span><text:span text:style-name="T25">.</text:span><text:span text:style-name="T30">lock</text:span><text:span text:style-name="T25"> = 0;</text:span></text:p>
            <text:p text:style-name="P17"><text:span text:style-name="T25"><text:s text:c="6"/></text:span><text:span text:style-name="T24">return</text:span><text:span text:style-name="T25">;</text:span></text:p>
            <text:p text:style-name="P18"><text:span text:style-name="T38"><text:s text:c="4"/></text:span><text:span text:style-name="T38">}</text:span></text:p>
            <text:p text:style-name="P17"><text:span text:style-name="T25"><text:s text:c="4"/></text:span><text:span text:style-name="T26">// on décrémente lock</text:span></text:p>
            <text:p text:style-name="P17"><text:span text:style-name="T25"><text:s text:c="4"/></text:span><text:span text:style-name="T24">this</text:span><text:span text:style-name="T25">.</text:span><text:span text:style-name="T30">lock</text:span><text:span text:style-name="T25"> = </text:span><text:span text:style-name="T27">lockVolatile</text:span><text:span text:style-name="T25"> - 1; </text:span><text:span text:style-name="T26">// écriture volatile</text:span></text:p>
            <text:p text:style-name="P18"><text:span text:style-name="T38"><text:s text:c="2"/></text:span><text:span text:style-name="T38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Double-Checked Locking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0" draw:text-style-name="P1" draw:layer="layout" svg:width="25.4cm" svg:height="1.187cm" svg:x="1.2cm" svg:y="4.6cm">
          <draw:text-box>
            <text:p/>
          </draw:text-box>
        </draw:frame>
        <draw:frame draw:style-name="gr13" draw:text-style-name="P22" draw:layer="layout" svg:width="25.2cm" svg:height="10.173cm" svg:x="1.4cm" svg:y="4.635cm">
          <draw:text-box>
            <text:p text:style-name="P21"><text:span text:style-name="T12">Double-Checked Locking </text:span><text:span text:style-name="T12">/ Singleton paresseux </text:span><text:span text:style-name="T12">: </text:span><text:span text:style-name="T11">Design pattern de concurrence hérité du C++.</text:span></text:p>
            <text:p text:style-name="P21"><text:span text:style-name="T11">Consiste à essayer d’initialiser un </text:span><text:span text:style-name="T12">singleton</text:span><text:span text:style-name="T11"> de façon </text:span><text:span text:style-name="T12">paresseuse </text:span><text:span text:style-name="T11">(lazy).</text:span></text:p>
            <text:p text:style-name="P21"><text:span text:style-name="T11"/></text:p>
            <text:p text:style-name="P21"><text:span text:style-name="T11">Un</text:span><text:span text:style-name="T12"> singleton </text:span><text:span text:style-name="T11">est </text:span><text:span text:style-name="T12">global</text:span><text:span text:style-name="T11">, </text:span><text:span text:style-name="T12">unique</text:span><text:span text:style-name="T11"> et </text:span><text:span text:style-name="T12">accessible</text:span><text:span text:style-name="T11"> à n’importe qu’elle endroit du programme.</text:span></text:p>
            <text:p text:style-name="P21"><text:span text:style-name="T11"/></text:p>
            <text:p text:style-name="P21"><text:span text:style-name="T11">Si l’on appelle pas le </text:span><text:span text:style-name="T12">singleton</text:span><text:span text:style-name="T11">, il n’est pas </text:span><text:span text:style-name="T12">initialisé</text:span><text:span text:style-name="T11"> → </text:span><text:span text:style-name="T12">paresseux.</text:span></text:p>
            <text:p text:style-name="P21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Double-Checked Locking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0" draw:text-style-name="P1" draw:layer="layout" svg:width="25.4cm" svg:height="1.187cm" svg:x="1.2cm" svg:y="4.6cm">
          <draw:text-box>
            <text:p/>
          </draw:text-box>
        </draw:frame>
        <draw:frame draw:style-name="gr14" draw:text-style-name="P16" draw:layer="layout" svg:width="18.6cm" svg:height="9.4cm" svg:x="0.6cm" svg:y="4.6cm">
          <draw:text-box>
            <text:p text:style-name="P14"><text:span text:style-name="T15">public</text:span><text:span text:style-name="T14"> </text:span><text:span text:style-name="T15">class</text:span><text:span text:style-name="T14"> Utils {</text:span></text:p>
            <text:p text:style-name="P14"><text:span text:style-name="T14"><text:s text:c="4"/></text:span><text:span text:style-name="T15">private</text:span><text:span text:style-name="T14"> </text:span><text:span text:style-name="T15">static</text:span><text:span text:style-name="T14"> Path HOME;</text:span></text:p>
            <text:p text:style-name="P14"><text:span text:style-name="T14"><text:s text:c="4"/></text:span><text:span text:style-name="T15">private</text:span><text:span text:style-name="T14"> </text:span><text:span text:style-name="T15">final</text:span><text:span text:style-name="T14"> </text:span><text:span text:style-name="T15">static</text:span><text:span text:style-name="T14"> Object lock = </text:span><text:span text:style-name="T15">new</text:span><text:span text:style-name="T14"> Object();</text:span></text:p>
            <text:p text:style-name="P14"><text:span text:style-name="T14"><text:s text:c="4"/></text:span><text:span text:style-name="T15">public</text:span><text:span text:style-name="T14"> </text:span><text:span text:style-name="T15">static</text:span><text:span text:style-name="T14"> Path getHome() {</text:span></text:p>
            <text:p text:style-name="P14"><text:span text:style-name="T14"><text:s text:c="6"/></text:span><text:span text:style-name="T15">if</text:span><text:span text:style-name="T14"> (HOME == </text:span><text:span text:style-name="T15">null</text:span><text:span text:style-name="T14">) {</text:span></text:p>
            <text:p text:style-name="P14"><text:span text:style-name="T14"><text:tab/></text:span><text:span text:style-name="T14"><text:tab/></text:span><text:span text:style-name="T39">// peut être dé-schédulé ici</text:span></text:p>
            <text:p text:style-name="P14"><text:span text:style-name="T14"><text:s text:c="8"/></text:span><text:span text:style-name="T15">synchronized</text:span><text:span text:style-name="T14">(lock) {</text:span></text:p>
            <text:p text:style-name="P14"><text:span text:style-name="T14"><text:s text:c="10"/></text:span><text:span text:style-name="T15">if</text:span><text:span text:style-name="T14"> (HOME == </text:span><text:span text:style-name="T15">null</text:span><text:span text:style-name="T14">) {</text:span></text:p>
            <text:p text:style-name="P14"><text:span text:style-name="T14"><text:s text:c="12"/></text:span><text:span text:style-name="T15">return</text:span><text:span text:style-name="T14"> HOME = Path.of(System.getenv(</text:span><text:span text:style-name="T40">"HOME"</text:span><text:span text:style-name="T14">));</text:span></text:p>
            <text:p text:style-name="P15"><text:span text:style-name="T13"><text:s text:c="10"/></text:span><text:span text:style-name="T13">}</text:span></text:p>
            <text:p text:style-name="P15"><text:span text:style-name="T13"><text:s text:c="8"/></text:span><text:span text:style-name="T13">}</text:span></text:p>
            <text:p text:style-name="P15"><text:span text:style-name="T13"><text:s text:c="6"/></text:span><text:span text:style-name="T13">}</text:span></text:p>
            <text:p text:style-name="P14"><text:span text:style-name="T14"><text:s text:c="6"/></text:span><text:span text:style-name="T15">return</text:span><text:span text:style-name="T14"> HOME;</text:span></text:p>
            <text:p text:style-name="P15"><text:span text:style-name="T13"><text:s text:c="4"/></text:span><text:span text:style-name="T13">}</text:span></text:p>
            <text:p text:style-name="P15"><text:span text:style-name="T13"><text:s text:c="2"/></text:span><text:span text:style-name="T13">}</text:span></text:p>
          </draw:text-box>
        </draw:frame>
        <draw:frame draw:style-name="gr15" draw:text-style-name="P22" draw:layer="layout" svg:width="26.2cm" svg:height="6.565cm" svg:x="0.6cm" svg:y="13.8cm">
          <draw:text-box>
            <text:p text:style-name="P21"><text:span text:style-name="T11">Rajouter un </text:span><text:span text:style-name="T12">if </text:span><text:span text:style-name="T11">dans le block </text:span><text:span text:style-name="T12">synchronized</text:span><text:span text:style-name="T11"> = </text:span><text:span text:style-name="T12">double check</text:span></text:p>
            <text:p text:style-name="P21"><text:span text:style-name="T11">Il y a toujours un problème de </text:span><text:span text:style-name="T12">publication </text:span><text:span text:style-name="T11">: L’objet </text:span><text:span text:style-name="T12">Path</text:span><text:span text:style-name="T11"> crée par </text:span><text:span text:style-name="T12">Path.of</text:span><text:span text:style-name="T11"> peut être vu alors qu’il n’a pas été entièrement </text:span><text:span text:style-name="T12">initialisé.</text:span></text:p>
            <text:p text:style-name="P21"><text:span text:style-name="T12">=&gt; Mettre HOME volatile</text:span></text:p>
            <text:p text:style-name="P21"><text:span text:style-name="T41"/></text:p>
            <text:p text:style-name="P21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etAcquire et setReleas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0" draw:text-style-name="P1" draw:layer="layout" svg:width="25.4cm" svg:height="1.187cm" svg:x="1.2cm" svg:y="4.6cm">
          <draw:text-box>
            <text:p/>
          </draw:text-box>
        </draw:frame>
        <draw:frame draw:style-name="gr16" draw:text-style-name="P22" draw:layer="layout" svg:width="26.2cm" svg:height="14.683cm" svg:x="1cm" svg:y="4.317cm">
          <draw:text-box>
            <text:p text:style-name="P21"><text:span text:style-name="T11">Éviter les lectures/écritures dans des champs </text:span><text:span text:style-name="T12">volatiles</text:span><text:span text:style-name="T11"> car cela réduit les </text:span><text:span text:style-name="T12">performances</text:span><text:span text:style-name="T11">.</text:span></text:p>
            <text:p text:style-name="P21"><text:span text:style-name="T11"/></text:p>
            <text:p text:style-name="P21"><text:span text:style-name="T12">getAcquire</text:span><text:span text:style-name="T11"> garantie que les instructions suivantes ne seront pas exécutées avant. Elles peuvent être ré-ordonnées mais ne seront jamais exécutées avant le </text:span><text:span text:style-name="T12">getAcquire.</text:span></text:p>
            <text:p text:style-name="P21"><text:span text:style-name="T11"/></text:p>
            <text:p text:style-name="P21"><text:span text:style-name="T21">setRelease </text:span><text:span text:style-name="T20">garantie que les instructions précédentes ne seront pas exécutées après. </text:span><text:span text:style-name="T11">Elles peuvent être ré-ordonnées mais ne seront jamais exécutées après le </text:span><text:span text:style-name="T12">s</text:span><text:span text:style-name="T12">etRelease.</text:span></text:p>
            <text:p text:style-name="P21"><text:span text:style-name="T12"/></text:p>
            <text:p text:style-name="P21"><text:span text:style-name="T11">Ces garanties sont </text:span><text:span text:style-name="T12">moins</text:span><text:span text:style-name="T11"> fortes que pour un </text:span><text:span text:style-name="T12">volatile</text:span><text:span text:style-name="T11"> qui garantie des lectures/écritures en RAM.</text:span></text:p>
            <text:p text:style-name="P21"><text:span text:style-name="T11"/></text:p>
            <text:p text:style-name="P21"><text:span text:style-name="T11">Mais ces garanties sont suffisantes car nous souhaitons juste s’assurer de </text:span><text:span text:style-name="T12">l’ordre</text:span><text:span text:style-name="T11"> de certaines instruction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nitialization-on-demand holder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0" draw:text-style-name="P1" draw:layer="layout" svg:width="25.4cm" svg:height="1.187cm" svg:x="1.2cm" svg:y="4.6cm">
          <draw:text-box>
            <text:p/>
          </draw:text-box>
        </draw:frame>
        <draw:frame draw:style-name="gr17" draw:text-style-name="P20" draw:layer="layout" svg:width="25.14cm" svg:height="8.558cm" svg:x="0.86cm" svg:y="4.2cm">
          <draw:text-box>
            <text:p text:style-name="P17"><text:span text:style-name="T24">public</text:span><text:span text:style-name="T25"> </text:span><text:span text:style-name="T24">class</text:span><text:span text:style-name="T25"> Utils {</text:span></text:p>
            <text:p text:style-name="P17"><text:span text:style-name="T25"><text:s text:c="4"/></text:span><text:span text:style-name="T24">private</text:span><text:span text:style-name="T25"> Path </text:span><text:span text:style-name="T42">HOME2</text:span><text:span text:style-name="T25">;</text:span></text:p>
            <text:p text:style-name="P17"><text:span text:style-name="T25"><text:s text:c="4"/></text:span><text:span text:style-name="T24">private</text:span><text:span text:style-name="T25"> </text:span><text:span text:style-name="T24">static</text:span><text:span text:style-name="T25"> </text:span><text:span text:style-name="T24">class</text:span><text:span text:style-name="T25"> LazyHolder {</text:span></text:p>
            <text:p text:style-name="P17"><text:span text:style-name="T25"><text:s text:c="8"/></text:span><text:span text:style-name="T24">static</text:span><text:span text:style-name="T25"> </text:span><text:span text:style-name="T24">final</text:span><text:span text:style-name="T25"> Path </text:span><text:span text:style-name="T29">HOME2</text:span><text:span text:style-name="T25"> = Path.</text:span><text:span text:style-name="T28">of</text:span><text:span text:style-name="T25">(System.</text:span><text:span text:style-name="T28">getenv</text:span><text:span text:style-name="T25">(</text:span><text:span text:style-name="T43">"HOME"</text:span><text:span text:style-name="T25">));</text:span></text:p>
            <text:p text:style-name="P18"><text:span text:style-name="T31"><text:s text:c="4"/></text:span><text:span text:style-name="T31">}</text:span></text:p>
            <text:p text:style-name="P17"><text:span text:style-name="T25"><text:s text:c="4"/></text:span><text:span text:style-name="T24">public</text:span><text:span text:style-name="T25"> </text:span><text:span text:style-name="T24">static</text:span><text:span text:style-name="T25"> Path getHome2() {</text:span></text:p>
            <text:p text:style-name="P17"><text:span text:style-name="T25"><text:s text:c="8"/></text:span><text:span text:style-name="T24">return</text:span><text:span text:style-name="T25"> LazyHolder.</text:span><text:span text:style-name="T29">HOME2</text:span><text:span text:style-name="T25">;</text:span></text:p>
            <text:p text:style-name="P18"><text:span text:style-name="T31"><text:s text:c="4"/></text:span><text:span text:style-name="T31">}</text:span></text:p>
            <text:p text:style-name="P17"><text:span text:style-name="T31"/></text:p>
            <text:p text:style-name="P17"><text:span text:style-name="T25"><text:s text:c="4"/></text:span><text:span text:style-name="T24">public</text:span><text:span text:style-name="T25"> </text:span><text:span text:style-name="T24">static</text:span><text:span text:style-name="T25"> </text:span><text:span text:style-name="T24">void</text:span><text:span text:style-name="T25"> main(String[] </text:span><text:span text:style-name="T27">args</text:span><text:span text:style-name="T25">) {</text:span></text:p>
            <text:p text:style-name="P17"><text:span text:style-name="T25"><text:s text:c="8"/></text:span><text:span text:style-name="T25">System.</text:span><text:span text:style-name="T29">out</text:span><text:span text:style-name="T25">.println(Utils.</text:span><text:span text:style-name="T28">getHome2</text:span><text:span text:style-name="T25">());</text:span></text:p>
            <text:p text:style-name="P18"><text:span text:style-name="T31"><text:s text:c="4"/></text:span><text:span text:style-name="T31">}</text:span></text:p>
            <text:p text:style-name="P18"><text:span text:style-name="T31">}</text:span></text:p>
          </draw:text-box>
        </draw:frame>
        <draw:frame draw:style-name="gr18" draw:text-style-name="P24" draw:layer="layout" svg:width="26.2cm" svg:height="7.467cm" svg:x="0.86cm" svg:y="13cm">
          <draw:text-box>
            <text:p text:style-name="P23"><text:span text:style-name="T11">Le design pattern </text:span><text:span text:style-name="T12">Initialization-on-demand</text:span><text:span text:style-name="T11"> est plus efficace que l’utilisation des </text:span><text:span text:style-name="T12">VarHandle </text:span><text:span text:style-name="T11">car la classe </text:span><text:span text:style-name="T12">LazyHolder</text:span><text:span text:style-name="T11"> est exécutée seulement quand </text:span><text:span text:style-name="T12">getHome2</text:span><text:span text:style-name="T11"> est appelée.</text:span></text:p>
            <text:p text:style-name="P23"><text:span text:style-name="T11"/></text:p>
            <text:p text:style-name="P23"><text:span text:style-name="T11">Cette méthode peut être utilisée seulement si le constructeur de l’objet à initialiser (ici Path) garanti de ne pas échouer.</text:span></text:p>
            <text:p text:style-name="P23"><text:span text:style-name="T11"/></text:p>
            <text:p text:style-name="P23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5H34M17S</meta:editing-duration>
    <meta:editing-cycles>293</meta:editing-cycles>
    <meta:generator>LibreOffice/6.0.7.3$Linux_X86_64 LibreOffice_project/00m0$Build-3</meta:generator>
    <dc:title>Alizarin</dc:title>
    <dc:date>2020-04-04T17:45:35.689174077</dc:date>
    <meta:document-statistic meta:object-count="102"/>
  </office:meta>
</office:document-meta>
</file>